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fo:language="es" fo:country="AR" fo:font-weight="bold" officeooo:rsid="001a641d" officeooo:paragraph-rsid="001a641d" style:font-weight-asian="bold" style:font-weight-complex="bold"/>
    </style:style>
    <style:style style:name="P2" style:family="paragraph" style:parent-style-name="Preformatted_20_Text">
      <style:text-properties fo:language="es" fo:country="AR" officeooo:rsid="001a641d" officeooo:paragraph-rsid="001a641d"/>
    </style:style>
    <style:style style:name="P3" style:family="paragraph" style:parent-style-name="Preformatted_20_Text">
      <style:text-properties fo:language="es" fo:country="AR" officeooo:rsid="0023913c" officeooo:paragraph-rsid="0023913c"/>
    </style:style>
    <style:style style:name="P4" style:family="paragraph" style:parent-style-name="Preformatted_20_Text">
      <style:text-properties fo:language="es" fo:country="AR" fo:font-weight="bold" officeooo:rsid="001a641d" officeooo:paragraph-rsid="001a641d" style:font-weight-asian="bold" style:font-weight-complex="bold"/>
    </style:style>
    <style:style style:name="P5" style:family="paragraph" style:parent-style-name="Preformatted_20_Text">
      <style:text-properties fo:language="es" fo:country="AR" fo:font-weight="bold" officeooo:rsid="0027abc6" officeooo:paragraph-rsid="0027abc6" style:font-weight-asian="bold" style:font-weight-complex="bold"/>
    </style:style>
    <style:style style:name="P6" style:family="paragraph" style:parent-style-name="Preformatted_20_Text">
      <style:text-properties fo:language="es" fo:country="AR" fo:font-weight="bold" officeooo:rsid="00298906" officeooo:paragraph-rsid="00298906" style:font-weight-asian="bold" style:font-weight-complex="bold"/>
    </style:style>
    <style:style style:name="P7" style:family="paragraph" style:parent-style-name="Preformatted_20_Text">
      <style:text-properties fo:language="es" fo:country="AR" fo:font-weight="bold" officeooo:rsid="002c6e19" officeooo:paragraph-rsid="002c6e19" style:font-weight-asian="bold" style:font-weight-complex="bold"/>
    </style:style>
    <style:style style:name="P8" style:family="paragraph" style:parent-style-name="Preformatted_20_Text" style:list-style-name="L1">
      <style:text-properties fo:language="es" fo:country="AR" officeooo:rsid="0023913c" officeooo:paragraph-rsid="0023913c"/>
    </style:style>
    <style:style style:name="P9" style:family="paragraph" style:parent-style-name="Preformatted_20_Text">
      <style:text-properties fo:language="es" fo:country="AR" officeooo:rsid="0026cbd4" officeooo:paragraph-rsid="0026cbd4"/>
    </style:style>
    <style:style style:name="P10" style:family="paragraph" style:parent-style-name="Preformatted_20_Text">
      <style:text-properties fo:language="es" fo:country="AR" officeooo:rsid="001a641d" officeooo:paragraph-rsid="0026cbd4"/>
    </style:style>
    <style:style style:name="P11" style:family="paragraph" style:parent-style-name="Preformatted_20_Text">
      <style:text-properties fo:language="es" fo:country="AR" officeooo:rsid="001a641d" officeooo:paragraph-rsid="001a641d"/>
    </style:style>
    <style:style style:name="P12" style:family="paragraph" style:parent-style-name="Preformatted_20_Text">
      <style:text-properties fo:language="es" fo:country="AR" officeooo:rsid="001a641d" officeooo:paragraph-rsid="00336c27"/>
    </style:style>
    <style:style style:name="P13" style:family="paragraph" style:parent-style-name="Preformatted_20_Text" style:list-style-name="L3">
      <style:text-properties fo:language="es" fo:country="AR" officeooo:rsid="001a641d" officeooo:paragraph-rsid="001a641d"/>
    </style:style>
    <style:style style:name="P14" style:family="paragraph" style:parent-style-name="Preformatted_20_Text" style:list-style-name="L3">
      <style:text-properties fo:language="es" fo:country="AR" officeooo:rsid="001a641d" officeooo:paragraph-rsid="0033b796"/>
    </style:style>
    <style:style style:name="P15" style:family="paragraph" style:parent-style-name="Preformatted_20_Text">
      <style:text-properties fo:language="es" fo:country="AR" officeooo:rsid="0026d352" officeooo:paragraph-rsid="0026d352"/>
    </style:style>
    <style:style style:name="P16" style:family="paragraph" style:parent-style-name="Preformatted_20_Text">
      <style:text-properties fo:language="es" fo:country="AR" fo:font-weight="normal" officeooo:rsid="0027abc6" officeooo:paragraph-rsid="0027abc6" style:font-weight-asian="normal" style:font-weight-complex="normal"/>
    </style:style>
    <style:style style:name="P17" style:family="paragraph" style:parent-style-name="Preformatted_20_Text">
      <style:text-properties fo:language="es" fo:country="AR" fo:font-weight="normal" officeooo:rsid="002ae384" officeooo:paragraph-rsid="002ae384" style:font-weight-asian="normal" style:font-weight-complex="normal"/>
    </style:style>
    <style:style style:name="P18" style:family="paragraph" style:parent-style-name="Preformatted_20_Text">
      <style:text-properties fo:language="es" fo:country="AR" fo:font-weight="normal" officeooo:rsid="001a641d" officeooo:paragraph-rsid="001a641d" style:font-weight-asian="normal" style:font-weight-complex="normal"/>
    </style:style>
    <style:style style:name="P19" style:family="paragraph" style:parent-style-name="Preformatted_20_Text">
      <style:text-properties fo:language="es" fo:country="AR" fo:font-weight="normal" officeooo:rsid="00336c27" officeooo:paragraph-rsid="00336c27" style:font-weight-asian="normal" style:font-weight-complex="normal"/>
    </style:style>
    <style:style style:name="P20" style:family="paragraph" style:parent-style-name="Preformatted_20_Text" style:list-style-name="L3">
      <style:text-properties fo:language="es" fo:country="AR" officeooo:rsid="0033b796" officeooo:paragraph-rsid="0033b796"/>
    </style:style>
    <style:style style:name="P21" style:family="paragraph" style:parent-style-name="Preformatted_20_Text" style:list-style-name="L2">
      <style:text-properties fo:font-weight="normal" officeooo:rsid="002dfad0" officeooo:paragraph-rsid="002dfad0" style:font-weight-asian="normal" style:font-weight-complex="normal"/>
    </style:style>
    <style:style style:name="P22" style:family="paragraph" style:parent-style-name="Preformatted_20_Text">
      <style:paragraph-properties fo:break-before="page"/>
      <style:text-properties fo:language="es" fo:country="AR" officeooo:rsid="001a641d" officeooo:paragraph-rsid="00336c27"/>
    </style:style>
    <style:style style:name="T1" style:family="text">
      <style:text-properties fo:font-weight="bold" style:font-weight-asian="bold" style:font-weight-complex="bold"/>
    </style:style>
    <style:style style:name="T2" style:family="text">
      <style:text-properties fo:font-weight="bold" officeooo:rsid="0020eb06" style:font-weight-asian="bold" style:font-weight-complex="bold"/>
    </style:style>
    <style:style style:name="T3" style:family="text">
      <style:text-properties fo:font-weight="bold" officeooo:rsid="00336c27" style:font-weight-asian="bold" style:font-weight-complex="bold"/>
    </style:style>
    <style:style style:name="T4" style:family="text">
      <style:text-properties fo:font-weight="bold" officeooo:rsid="003443cb" style:font-weight-asian="bold" style:font-weight-complex="bold"/>
    </style:style>
    <style:style style:name="T5" style:family="text">
      <style:text-properties officeooo:rsid="0026cbd4"/>
    </style:style>
    <style:style style:name="T6" style:family="text">
      <style:text-properties fo:font-weight="normal" officeooo:rsid="0026cbd4" style:font-weight-asian="normal" style:font-weight-complex="normal"/>
    </style:style>
    <style:style style:name="T7" style:family="text">
      <style:text-properties officeooo:rsid="0026d352"/>
    </style:style>
    <style:style style:name="T8" style:family="text">
      <style:text-properties fo:language="es" fo:country="AR"/>
    </style:style>
    <style:style style:name="T9" style:family="text">
      <style:text-properties fo:language="es" fo:country="AR" officeooo:rsid="002c6e19"/>
    </style:style>
    <style:style style:name="T10" style:family="text">
      <style:text-properties fo:language="es" fo:country="AR" officeooo:rsid="003536d2"/>
    </style:style>
    <style:style style:name="T11" style:family="text">
      <style:text-properties officeooo:rsid="00298906"/>
    </style:style>
    <style:style style:name="T12" style:family="text">
      <style:text-properties officeooo:rsid="00305933"/>
    </style:style>
    <style:style style:name="T13" style:family="text">
      <style:text-properties officeooo:rsid="00323e69"/>
    </style:style>
    <style:style style:name="T14" style:family="text">
      <style:text-properties officeooo:rsid="00339718"/>
    </style:style>
    <style:style style:name="T15" style:family="text">
      <style:text-properties officeooo:rsid="0033b796"/>
    </style:style>
    <style:style style:name="T16" style:family="text">
      <style:text-properties officeooo:rsid="003443cb"/>
    </style:style>
    <style:style style:name="T17" style:family="text">
      <style:text-properties officeooo:rsid="003536d2"/>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Ejercicio 1)</text:span> </text:p>
      <text:p text:style-name="P3">Explique las distintas redirecciones que se dan en cada sentencia: </text:p>
      <text:p text:style-name="P3"/>
      <text:list xml:id="list122368718334483302" text:style-name="L1">
        <text:list-item>
          <text:p text:style-name="P8">kill 345 &gt;killout.txt 2&gt;killerr.txt</text:p>
        </text:list-item>
        <text:list-item>
          <text:p text:style-name="P8">kill 345 &gt;killout.txt 2&gt;&amp;1 </text:p>
        </text:list-item>
        <text:list-item>
          <text:p text:style-name="P8">kill 345 &gt;/dev/null </text:p>
        </text:list-item>
        <text:list-item>
          <text:p text:style-name="P8">df -h | sort -k2 -h</text:p>
        </text:list-item>
        <text:list-item>
          <text:p text:style-name="P8">( df -h ; du -sh * ) | sort</text:p>
        </text:list-item>
        <text:list-item>
          <text:p text:style-name="P8">df -h ; du -sh * | sort</text:p>
        </text:list-item>
        <text:list-item>
          <text:p text:style-name="P8">read var &lt; /etc/passwd</text:p>
          <text:p text:style-name="P8"><text:s/></text:p>
        </text:list-item>
      </text:list>
      <text:p text:style-name="P10"><text:span text:style-name="T1">Ejercicio 2)</text:span></text:p>
      <text:p text:style-name="P10"><text:span text:style-name="T6">Sean las siguientes salidas y contenidos de archivos:</text:span></text:p>
      <text:p text:style-name="P10"><text:span text:style-name="T6"/></text:p>
      <text:p text:style-name="P6"><text:span text:style-name="T17">S</text:span>alida de ls -l </text:p>
      <text:p text:style-name="P9">-rwsr-xr-x 1 root root 34832 ago 15 <text:s/>2016 /usr/local/bin/<text:span text:style-name="T7">prog1</text:span></text:p>
      <text:p text:style-name="P15">-rwxr-xr-- 1 pedro usuarios 3483<text:span text:style-name="T12">6</text:span> ago 1<text:span text:style-name="T12">8</text:span> <text:s/>2016 <text:span text:style-name="T5">/usr/local/bin/</text:span>prog2</text:p>
      <text:p text:style-name="P1"/>
      <text:p text:style-name="P5"><text:span text:style-name="T17">E</text:span>xtracto de /etc/group</text:p>
      <text:p text:style-name="P16">root:x:0: </text:p>
      <text:p text:style-name="P16">pedro:x:115:</text:p>
      <text:p text:style-name="P16">ana:x:116:</text:p>
      <text:p text:style-name="P16">jose:x:117:</text:p>
      <text:p text:style-name="P16">usuarios:x:200:pedro,ana</text:p>
      <text:p text:style-name="P16"/>
      <text:p text:style-name="P5"><text:span text:style-name="T17">E</text:span>xtracto de /etc/passwd</text:p>
      <text:p text:style-name="P16">root:x:0:0:root:/root:/bin/bash</text:p>
      <text:p text:style-name="P16">pedro:x:115:115:<text:span text:style-name="T11">Pedro Perez</text:span>:/<text:span text:style-name="T11">home/pedro</text:span>:/bin/bash</text:p>
      <text:p text:style-name="P16">ana:x:116:116:<text:span text:style-name="T11">Ana Stall</text:span>:/<text:span text:style-name="T11">home/ana</text:span>:/bin/bash</text:p>
      <text:p text:style-name="P16">jose:x:117:117:<text:span text:style-name="T11">Jose Uriburu</text:span>:/<text:span text:style-name="T11">home/jose</text:span>:/bin/bash</text:p>
      <text:p text:style-name="P16"/>
      <text:p text:style-name="P17"><text:span text:style-name="T1">Salida de id para los usuarios:</text:span> </text:p>
      <text:p text:style-name="P17">uid=115(pedro) gid=115(pedro) grupos=115(pedro),200(usuarios)</text:p>
      <text:p text:style-name="P17">uid=116(ana) gid=116(ana) grupos=116(ana),200(usuarios)</text:p>
      <text:p text:style-name="P17">uid=117(jose) gid=117(jose) grupos=117(jose)</text:p>
      <text:p text:style-name="P18"/>
      <text:p text:style-name="P7">Responda las siguientes preguntas justificando su respuesta:</text:p>
      <text:list xml:id="list3635464962745271396" text:style-name="L2">
        <text:list-item>
          <text:p text:style-name="P21"><text:span text:style-name="T9">¿</text:span><text:span text:style-name="T8">Puede root ejecutar prog2?</text:span></text:p>
        </text:list-item>
        <text:list-item>
          <text:p text:style-name="P21"><text:span text:style-name="T8">¿Puede jos</text:span><text:span text:style-name="T10">e</text:span><text:span text:style-name="T8"> ejecutar prog1?</text:span></text:p>
        </text:list-item>
        <text:list-item>
          <text:p text:style-name="P21"><text:span text:style-name="T8">¿Puede jos</text:span><text:span text:style-name="T10">e</text:span><text:span text:style-name="T8"> ejecutar prog2?</text:span></text:p>
        </text:list-item>
        <text:list-item>
          <text:p text:style-name="P21"><text:span text:style-name="T8">¿Puede ana ejecutar prog1?</text:span></text:p>
        </text:list-item>
        <text:list-item>
          <text:p text:style-name="P21"><text:span text:style-name="T8">¿Puede ana ejecutar prog2?</text:span></text:p>
        </text:list-item>
        <text:list-item>
          <text:p text:style-name="P21"><text:span text:style-name="T8">Si pedro ejecuta prog1 ¿Con los privilegios de qué usuario se ejecuta el mismo?</text:span></text:p>
        </text:list-item>
        <text:list-item>
          <text:p text:style-name="P21"><text:span text:style-name="T8">Si ana ejecuta prog2 ¿Con los privilegios de qué usuario se ejecuta el mismo?</text:span></text:p>
        </text:list-item>
      </text:list>
      <text:p text:style-name="P1"/>
      <text:p text:style-name="P22"><text:span text:style-name="T1">Ejercicio 3</text:span><text:span text:style-name="T3">)</text:span></text:p>
      <text:p text:style-name="P19">Reemplace la siguiente <text:span text:style-name="T14">construcción “if elif else”</text:span> por “case” de manera óptima:</text:p>
      <text:p text:style-name="P19"/>
      <text:p text:style-name="P19">if [[ $val == si ]];then </text:p>
      <text:p text:style-name="P19"><text:s text:c="3"/>echo De acuerdo </text:p>
      <text:p text:style-name="P19">elif [[ $val == SI ]];then </text:p>
      <text:p text:style-name="P19"><text:s text:c="3"/>echo De acuerdo </text:p>
      <text:p text:style-name="P19">elif [[ $val == no ]];then </text:p>
      <text:p text:style-name="P19"><text:s text:c="3"/>echo No estamos de acuerdo </text:p>
      <text:p text:style-name="P19">elif [[ $val == NO ]];then </text:p>
      <text:p text:style-name="P19"><text:s text:c="3"/>echo No estamos de acuerdo </text:p>
      <text:p text:style-name="P19">else</text:p>
      <text:p text:style-name="P19"><text:s text:c="3"/>echo Tal vez estemos de acuerdo <text:s/></text:p>
      <text:p text:style-name="P19">fi </text:p>
      <text:p text:style-name="P12"><text:span text:style-name="T3"><text:s/></text:span><text:s/></text:p>
      <text:p text:style-name="P2"><text:span text:style-name="T1">Ejercicio </text:span><text:span text:style-name="T4">4</text:span><text:span text:style-name="T1">)</text:span> <text:span text:style-name="T2">DEBUG</text:span></text:p>
      <text:p text:style-name="P2"><text:span text:style-name="T13">Muestre con un ejemplo, un script que contenga un error de ejecución. Usando las opciones correspondientes, muestre el trazado (debug) de la ejecución de dicho script. ¿Se ejecutan las líneas anteriores y posteriores al error?</text:span></text:p>
      <text:p text:style-name="P2"/>
      <text:p text:style-name="P2"/>
      <text:p text:style-name="P1">Ejercicio <text:span text:style-name="T16">5</text:span>) Verdadero/falso. Justifique en cualquier caso. </text:p>
      <text:list xml:id="list918551097729439238" text:style-name="L3">
        <text:list-item>
          <text:p text:style-name="P13"><text:span text:style-name="T15">$@ y $* son exactamente equivalentes. </text:span><text:s text:c="2"/></text:p>
        </text:list-item>
        <text:list-item>
          <text:p text:style-name="P13"><text:span text:style-name="T15">El comando set me permite modificar los parámetros posicionales. </text:span><text:s/></text:p>
        </text:list-item>
        <text:list-item>
          <text:p text:style-name="P13"><text:span text:style-name="T15">Awk se usa exclusivamente para obtener campos específicos de un texto. </text:span></text:p>
        </text:list-item>
        <text:list-item>
          <text:p text:style-name="P14"><text:span text:style-name="T15">Las siguientes sentencias son totalmente equivalentes: (ls;ps) y {ls;ps}</text:span></text:p>
        </text:list-item>
        <text:list-item>
          <text:p text:style-name="P20">let y expr son equivalente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Preformatted_20_Text">
      <style:text-properties fo:language="es" fo:country="AR" fo:font-weight="bold" officeooo:rsid="001a641d" officeooo:paragraph-rsid="001a641d" style:font-weight-asian="bold" style:font-weight-complex="bold"/>
    </style:style>
    <style:style style:name="MT1" style:family="text">
      <style:text-properties officeooo:rsid="003536d2"/>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Examen coloquio Automatización y scripting <text:span text:style-name="MT1">16</text:span>/6/2017</text:p>
        <text:p text:style-name="MP1">Nombre y Apellido:</text:p>
        <text:p text:style-name="MP1">Legaj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15T10:57:31.288846265</dc:date>
    <meta:editing-duration>PT1H21M4S</meta:editing-duration>
    <meta:editing-cycles>23</meta:editing-cycles>
    <meta:generator>LibreOffice/5.0.3.2$Linux_X86_64 LibreOffice_project/00m0$Build-2</meta:generator>
    <meta:document-statistic meta:table-count="0" meta:image-count="0" meta:object-count="0" meta:page-count="2" meta:paragraph-count="63" meta:word-count="347" meta:character-count="2325" meta:non-whitespace-character-count="2012"/>
  </office:meta>
</office:document-meta>
</file>